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e90" officeooo:paragraph-rsid="001a1e90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officeooo:rsid="001b5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munication procotol between the main daemon and the User Interface.</text:p>
      <text:p text:style-name="P1"/>
      <text:h text:style-name="Heading_20_1" text:outline-level="1">Base protocol</text:h>
      <text:p text:style-name="P1">The communication relies on encapsulation of (command, argument) messages. Each stage of encapsulation is responsible to decompose its information and parse the provided commands. <text:span text:style-name="T2">The central stage should c</text:span></text:p>
      <text:p text:style-name="P1">The method <text:span text:style-name="T1">blendervr.tools.connector.Common.composeMessage(command, argument)</text:span> must be use to compose a message sended to the peer.</text:p>
      <text:p text:style-name="P1">On the other side, the method <text:span text:style-name="T1">blendervr.tools.connector.Common.decomposeMessage(message) </text:span>must be use to decompose a message and analyse its content.</text:p>
      <text:p text:style-name="P1"/>
      <text:p text:style-name="P1"/>
      <text:p text:style-name="P1">For instance, if the UI request the blender file name, it should se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en Touraine</meta:initial-creator>
    <meta:creation-date>2014-11-17T07:45:02.429159696</meta:creation-date>
    <dc:date>2014-11-17T08:04:14.912274400</dc:date>
    <dc:creator>Damien Touraine</dc:creator>
    <meta:editing-duration>PT8M1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6" meta:word-count="87" meta:character-count="637" meta:non-whitespace-character-count="555"/>
  </office:meta>
</office:document-meta>
</file>